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6e9" officeooo:paragraph-rsid="0015f6e9"/>
    </style:style>
    <style:style style:name="P2" style:family="paragraph" style:parent-style-name="Standard">
      <style:text-properties officeooo:rsid="00164fe2" officeooo:paragraph-rsid="0015f6e9"/>
    </style:style>
    <style:style style:name="P3" style:family="paragraph" style:parent-style-name="Standard">
      <style:text-properties officeooo:rsid="00164fe2" officeooo:paragraph-rsid="00164fe2"/>
    </style:style>
    <style:style style:name="P4" style:family="paragraph" style:parent-style-name="Standard">
      <style:text-properties officeooo:rsid="001740d0" officeooo:paragraph-rsid="001740d0"/>
    </style:style>
    <style:style style:name="P5" style:family="paragraph" style:parent-style-name="Standard">
      <style:text-properties officeooo:rsid="00190230" officeooo:paragraph-rsid="00190230"/>
    </style:style>
    <style:style style:name="P6" style:family="paragraph" style:parent-style-name="Standard">
      <style:text-properties officeooo:rsid="001a57a3" officeooo:paragraph-rsid="00190230"/>
    </style:style>
    <style:style style:name="P7" style:family="paragraph" style:parent-style-name="Standard">
      <style:text-properties officeooo:rsid="001a57a3" officeooo:paragraph-rsid="001a57a3"/>
    </style:style>
    <style:style style:name="P8" style:family="paragraph" style:parent-style-name="Standard">
      <style:text-properties officeooo:rsid="00164fe2" officeooo:paragraph-rsid="00164fe2"/>
    </style:style>
    <style:style style:name="P9" style:family="paragraph" style:parent-style-name="Standard">
      <style:text-properties fo:font-style="italic" officeooo:rsid="0015f6e9" officeooo:paragraph-rsid="0015f6e9" style:font-style-asian="italic" style:font-style-complex="italic"/>
    </style:style>
    <style:style style:name="P10" style:family="paragraph" style:parent-style-name="Standard">
      <style:text-properties fo:font-style="italic" officeooo:rsid="0015f6e9" officeooo:paragraph-rsid="001a762f" style:font-style-asian="italic" style:font-style-complex="italic"/>
    </style:style>
    <style:style style:name="P11" style:family="paragraph" style:parent-style-name="Standard">
      <style:text-properties fo:font-style="italic" officeooo:rsid="00164fe2" officeooo:paragraph-rsid="00164fe2" style:font-style-asian="italic" style:font-style-complex="italic"/>
    </style:style>
    <style:style style:name="P12" style:family="paragraph" style:parent-style-name="Standard">
      <style:text-properties fo:font-style="italic" officeooo:rsid="00164fe2" officeooo:paragraph-rsid="001b023d" style:font-style-asian="italic" style:font-style-complex="italic"/>
    </style:style>
    <style:style style:name="P13" style:family="paragraph" style:parent-style-name="Standard">
      <style:text-properties fo:font-style="italic" officeooo:rsid="001740d0" officeooo:paragraph-rsid="001740d0" style:font-style-asian="italic" style:font-style-complex="italic"/>
    </style:style>
    <style:style style:name="P14" style:family="paragraph" style:parent-style-name="Standard">
      <style:text-properties fo:font-style="italic" officeooo:rsid="00190230" officeooo:paragraph-rsid="00190230" style:font-style-asian="italic" style:font-style-complex="italic"/>
    </style:style>
    <style:style style:name="T1" style:family="text">
      <style:text-properties officeooo:rsid="001740d0"/>
    </style:style>
    <style:style style:name="T2" style:family="text">
      <style:text-properties style:text-position="super 58%"/>
    </style:style>
    <style:style style:name="T3" style:family="text">
      <style:text-properties officeooo:rsid="001a762f"/>
    </style:style>
    <style:style style:name="T4" style:family="text">
      <style:text-properties officeooo:rsid="001dc167"/>
    </style:style>
    <style:style style:name="T5" style:family="text">
      <style:text-properties officeooo:rsid="0027b6e9"/>
    </style:style>
    <style:style style:name="T6" style:family="text">
      <style:text-properties officeooo:rsid="0029723b"/>
    </style:style>
    <style:style style:name="T7" style:family="text">
      <style:text-properties officeooo:rsid="001b023d"/>
    </style:style>
    <style:style style:name="T8" style:family="text">
      <style:text-properties officeooo:rsid="001c678a"/>
    </style:style>
    <style:style style:name="T9" style:family="text">
      <style:text-properties officeooo:rsid="002daec0"/>
    </style:style>
    <style:style style:name="T10" style:family="text">
      <style:text-properties officeooo:rsid="002f28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">Hangover’s are t</text:span>emporary: But diamonds are forever.: If you give me one,: I’ll let you take me home.</text:p>
      <text:p text:style-name="P9">(home base)</text:p>
      <text:p text:style-name="P1"/>
      <text:p text:style-name="P1"/>
      <text:p text:style-name="P10"><text:span text:style-name="T3">Hangover’s are t</text:span>emporary,: But diamonds are forever.: Someone else is taking me home,: But I want you to take me first.</text:p>
      <text:p text:style-name="P9">(first base)</text:p>
      <text:p text:style-name="P9"/>
      <text:p text:style-name="P9"/>
      <text:p text:style-name="P9">Lend me your imagination,: So I can take you to far off places.: Lend me your heart,: So I can make you fall in love with them.</text:p>
      <text:p text:style-name="P9">(lending library)</text:p>
      <text:p text:style-name="P9"/>
      <text:p text:style-name="P1"/>
      <text:p text:style-name="P9">One person’s trash, Is a nother’s treasure.</text:p>
      <text:p text:style-name="P9">(alleyway trash can)</text:p>
      <text:p text:style-name="P1"/>
      <text:p text:style-name="P1"/>
      <text:p text:style-name="P9">I’m gonna be honest with you,: It’s in a tree.: But don’t let my lack of effort,: Hit too close to home.</text:p>
      <text:p text:style-name="P9">(tree near home base)</text:p>
      <text:p text:style-name="P9"/>
      <text:p text:style-name="P1"/>
      <text:p text:style-name="P1">See if access richards hart estate</text:p>
      <text:p text:style-name="P3">(there’s a fountain, and a play ground)</text:p>
      <text:p text:style-name="P1"/>
      <text:p text:style-name="P2"/>
      <text:p text:style-name="P11">I thought this one might be too risky, But then I thought, What the hell, Just send it.</text:p>
      <text:p text:style-name="P12">(Post office - attach one to the bottom of the mail out)</text:p>
      <text:p text:style-name="P3"/>
      <text:p text:style-name="P11">What better thing to do, For a day on the lake, Than to take your boat out on the water? <text:span text:style-name="T7">Just don’t fall in.</text:span></text:p>
      <text:p text:style-name="P11">(boat ramp – sloan’s lake)</text:p>
      <text:p text:style-name="P11"/>
      <text:p text:style-name="P13">Sometimes you’re having a romantic evening in a gazebo. Sometimes you’re sitting in the dark staring at people having a romantic evening in a gazebo.<text:span text:style-name="T8">What are you going to do about it?</text:span></text:p>
      <text:p text:style-name="P11">(<text:span text:style-name="T1">bench – west side of </text:span>memorial park)</text:p>
      <text:p text:style-name="P11"/>
      <text:p text:style-name="P4">(gazebo – memorial park)</text:p>
      <text:p text:style-name="P3"/>
      <text:p text:style-name="P3"/>
      <text:p text:style-name="P3"/>
      <text:p text:style-name="P14">The gnome guards the entrance, To <text:span text:style-name="T9">all the </text:span>treasure. <text:span text:style-name="T10">But the real gift, Is hidden behind</text:span></text:p>
      <text:p text:style-name="P14">(Behind the shed)</text:p>
      <text:p text:style-name="P5"/>
      <text:p text:style-name="P5"/>
      <text:p text:style-name="P14">Just as the pioneers did,: So long ago,: It’s now your chance,: To go westward, ho!</text:p>
      <text:p text:style-name="P14">(westword newspaper stand, 25<text:span text:style-name="T2">th</text:span> and ames)</text:p>
      <text:p text:style-name="P6"/>
      <text:p text:style-name="P6"/>
      <text:p text:style-name="P7"><text:soft-page-break/>Two at the sounthen edge of <text:span text:style-name="T6">citizens</text:span> park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7:54:09.548000000</meta:creation-date>
    <dc:date>2022-04-22T23:58:03.400000000</dc:date>
    <meta:editing-duration>PT19M34S</meta:editing-duration>
    <meta:editing-cycles>21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24" meta:word-count="269" meta:character-count="1436" meta:non-whitespace-character-count="1188"/>
  </office:meta>
</office:document-meta>
</file>